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f5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Quantum fluid simulation comparison: Bose-Einstein condensate &amp; plasma flows</text:p>
      <text:p text:style-name="P1"># Simulating turbulence and wave interactions in a quantum-like field</text:p>
      <text:p text:style-name="P1"/>
      <text:p text:style-name="P1">def quantum_fluid_simulation(time_step, quantum_viscosity=0.05):</text:p>
      <text:p text:style-name="P1"><text:s text:c="4"/>"""</text:p>
      <text:p text:style-name="P1"><text:s text:c="4"/>Simulates a quantum fluid inspired by Bose-Einstein condensates &amp; plasma waves.</text:p>
      <text:p text:style-name="P1"><text:s text:c="4"/>- Uses Navier-Stokes inspired dynamics to model wave-particle duality.</text:p>
      <text:p text:style-name="P1"><text:s text:c="4"/>- Incorporates Fibonacci-Collatz attractors as energy nodes.</text:p>
      <text:p text:style-name="P1"><text:s text:c="4"/>- Uses Pi to define wave curvatures and smooth transitions.</text:p>
      <text:p text:style-name="P1"><text:s text:c="4"/>"""</text:p>
      <text:p text:style-name="P1"><text:s text:c="4"/>x = np.linspace(-np.pi, np.pi, grid_size)</text:p>
      <text:p text:style-name="P1"><text:s text:c="4"/>y = np.linspace(-np.pi, np.pi, grid_size)</text:p>
      <text:p text:style-name="P1"><text:s text:c="4"/>X, Y = np.meshgrid(x, y)</text:p>
      <text:p text:style-name="P1"/>
      <text:p text:style-name="P1"><text:s text:c="4"/># Define quantum-like wave structures (Bose-Einstein-like energy wells)</text:p>
      <text:p text:style-name="P1"><text:s text:c="4"/>quantum_wave = np.sin(7 * (X + Y) + np.pi * time_step) * np.exp(-quantum_viscosity * np.abs(X * Y))</text:p>
      <text:p text:style-name="P1"><text:s text:c="4"/>plasma_flow = np.sin(5 * (X - Y) - np.pi * time_step) * np.cos(2 * time_step) <text:s/></text:p>
      <text:p text:style-name="P1"><text:s text:c="4"/></text:p>
      <text:p text:style-name="P1"><text:s text:c="4"/># Energy attractors following Collatz-Fibonacci patterns</text:p>
      <text:p text:style-name="P1"><text:s text:c="4"/>collatz_nodes = np.cos(3 * (X + Y) + time_step) * np.exp(-quantum_viscosity * np.sqrt(X**2 + Y**2))</text:p>
      <text:p text:style-name="P1"><text:s text:c="4"/>fibonacci_layers = np.sin(4 * (X - Y) + np.pi / 3 * time_step) <text:s/></text:p>
      <text:p text:style-name="P1"/>
      <text:p text:style-name="P1"><text:s text:c="4"/># Combine wave structures</text:p>
      <text:p text:style-name="P1"><text:s text:c="4"/>field = quantum_wave + plasma_flow + collatz_nodes + fibonacci_layers</text:p>
      <text:p text:style-name="P1"/>
      <text:p text:style-name="P1"><text:s text:c="4"/># Apply diffusion-like effect to simulate wave-particle energy redistribution</text:p>
      <text:p text:style-name="P1"><text:s text:c="4"/>field = gaussian_filter(field, sigma=quantum_viscosity * 15)</text:p>
      <text:p text:style-name="P1"/>
      <text:p text:style-name="P1"><text:s text:c="4"/>return field</text:p>
      <text:p text:style-name="P1"/>
      <text:p text:style-name="P1"># Animation setup for quantum fluid dynamics comparison</text:p>
      <text:p text:style-name="P1">fig, ax = plt.subplots(figsize=(8, 8))</text:p>
      <text:p text:style-name="P1"/>
      <text:p text:style-name="P1">def update(frame):</text:p>
      <text:p text:style-name="P1"><text:s text:c="4"/>ax.clear()</text:p>
      <text:p text:style-name="P1"><text:s text:c="4"/>field = quantum_fluid_simulation(frame / 5)</text:p>
      <text:p text:style-name="P1"><text:s text:c="4"/>ax.imshow(field, cmap="coolwarm", extent=[-np.pi, np.pi, -np.pi, np.pi], origin='lower')</text:p>
      <text:p text:style-name="P1"><text:s text:c="4"/>ax.set_title(f"Quantum Fluid Simulation (Bose-Einstein &amp; Plasma) - Step {frame}")</text:p>
      <text:p text:style-name="P1"><text:s text:c="4"/>ax.set_xlabel("X Axis (Spatial Dimension)")</text:p>
      <text:p text:style-name="P1"><text:s text:c="4"/>ax.set_ylabel("Y Axis (Spatial Dimension)")</text:p>
      <text:p text:style-name="P1"/>
      <text:p text:style-name="P1"># Create animation</text:p>
      <text:p text:style-name="P1">ani = animation.FuncAnimation(fig, update, frames=100, interval=50)</text:p>
      <text:p text:style-name="P1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6:10:13.169424962</meta:creation-date>
    <dc:date>2025-02-01T16:11:18.637991714</dc:date>
    <meta:editing-duration>PT1M6S</meta:editing-duration>
    <meta:editing-cycles>1</meta:editing-cycles>
    <meta:document-statistic meta:table-count="0" meta:image-count="0" meta:object-count="0" meta:page-count="1" meta:paragraph-count="36" meta:word-count="236" meta:character-count="1924" meta:non-whitespace-character-count="1611"/>
    <meta:generator>LibreOffice/24.2.7.2$Linux_X86_64 LibreOffice_project/420$Build-2</meta:generator>
  </office:meta>
</office:document-meta>
</file>